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8A820E9E87B78451.png" manifest:media-type="image/png"/>
  <manifest:file-entry manifest:full-path="Pictures/100002010000033200000154014147AF5D70E7B0.png" manifest:media-type="image/png"/>
  <manifest:file-entry manifest:full-path="Pictures/10000000000002EB00000140DB3AB86CB60E1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63"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64"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65"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66"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67"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68" style:family="paragraph" style:parent-style-name="Standard">
      <style:text-properties officeooo:rsid="001fbc66" officeooo:paragraph-rsid="001fbc66"/>
    </style:style>
    <style:style style:name="P69"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7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71"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72" style:family="paragraph" style:parent-style-name="Table_20_Contents">
      <style:text-properties fo:font-weight="bold" officeooo:rsid="005d22f6" officeooo:paragraph-rsid="005d22f6" style:font-weight-asian="bold" style:font-weight-complex="bold"/>
    </style:style>
    <style:style style:name="P73"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74"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75"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76"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77"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8" style:family="paragraph" style:parent-style-name="Table_20_Contents">
      <style:text-properties officeooo:rsid="005ec83e" officeooo:paragraph-rsid="005ec83e"/>
    </style:style>
    <style:style style:name="P79" style:family="paragraph" style:parent-style-name="Figure">
      <style:text-properties officeooo:paragraph-rsid="004302ec"/>
    </style:style>
    <style:style style:name="P80" style:family="paragraph" style:parent-style-name="Standard" style:list-style-name="L2">
      <style:text-properties fo:language="ru" fo:country="RU" officeooo:rsid="001ee1c9" officeooo:paragraph-rsid="001ee1c9"/>
    </style:style>
    <style:style style:name="P81" style:family="paragraph" style:parent-style-name="Standard" style:list-style-name="L3">
      <style:text-properties fo:language="ru" fo:country="RU" fo:font-weight="normal" officeooo:rsid="00406ca0" officeooo:paragraph-rsid="00406ca0" style:font-weight-asian="normal" style:font-weight-complex="normal"/>
    </style:style>
    <style:style style:name="P82" style:family="paragraph" style:parent-style-name="Standard" style:list-style-name="L4">
      <style:text-properties fo:language="ru" fo:country="RU" fo:font-weight="normal" officeooo:rsid="00495727" officeooo:paragraph-rsid="00495727" style:font-weight-asian="normal" style:font-weight-complex="normal"/>
    </style:style>
    <style:style style:name="P83"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84"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85"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86"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87"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88"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89"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90"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91"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92"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93"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4"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95"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96"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97"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98"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99"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0"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01"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02"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103"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04"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05"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06"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07"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08"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109"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110"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111"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12"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13"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114"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11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1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1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1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1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2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2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2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2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2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2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26"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2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28"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29"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30"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31"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32"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33" style:family="paragraph" style:parent-style-name="Table_20_Contents" style:list-style-name="L7">
      <style:text-properties officeooo:rsid="005f4d04" officeooo:paragraph-rsid="005f4d04"/>
    </style:style>
    <style:style style:name="P134" style:family="paragraph" style:parent-style-name="Table_20_Contents" style:list-style-name="L7">
      <style:text-properties officeooo:rsid="00600345" officeooo:paragraph-rsid="00600345"/>
    </style:style>
    <style:style style:name="P135" style:family="paragraph" style:parent-style-name="Table_20_Contents" style:list-style-name="L7">
      <style:text-properties officeooo:rsid="0061f669" officeooo:paragraph-rsid="0061f669"/>
    </style:style>
    <style:style style:name="P136"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37"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38"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39"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40"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41" style:family="paragraph" style:parent-style-name="Table_20_Contents" style:list-style-name="L9">
      <style:text-properties fo:font-weight="normal" officeooo:rsid="005d22f6" officeooo:paragraph-rsid="00682ced" style:font-weight-asian="normal" style:font-weight-complex="normal"/>
    </style:style>
    <style:style style:name="P142" style:family="paragraph" style:parent-style-name="Table_20_Contents" style:list-style-name="L9">
      <style:text-properties fo:font-weight="normal" officeooo:rsid="005d22f6" officeooo:paragraph-rsid="006a030e" style:font-weight-asian="normal" style:font-weight-complex="normal"/>
    </style:style>
    <style:style style:name="P143" style:family="paragraph" style:parent-style-name="Table_20_Contents" style:list-style-name="L10">
      <style:text-properties fo:font-weight="normal" officeooo:rsid="005d22f6" officeooo:paragraph-rsid="005d22f6" style:font-weight-asian="normal" style:font-weight-complex="normal"/>
    </style:style>
    <style:style style:name="P144" style:family="paragraph" style:parent-style-name="Table_20_Contents" style:list-style-name="L10">
      <style:text-properties fo:font-weight="normal" officeooo:rsid="005d22f6" officeooo:paragraph-rsid="006ac925" style:font-weight-asian="normal" style:font-weight-complex="normal"/>
    </style:style>
    <style:style style:name="P145"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46"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officeooo:rsid="001afa93"/>
    </style:style>
    <style:style style:name="T9" style:family="text">
      <style:text-properties officeooo:rsid="0023caf0"/>
    </style:style>
    <style:style style:name="T10" style:family="text">
      <style:text-properties officeooo:rsid="002ce77d"/>
    </style:style>
    <style:style style:name="T11" style:family="text">
      <style:text-properties officeooo:rsid="00308f6c"/>
    </style:style>
    <style:style style:name="T12" style:family="text">
      <style:text-properties fo:font-style="italic" style:font-style-asian="italic" style:font-style-complex="italic"/>
    </style:style>
    <style:style style:name="T13" style:family="text">
      <style:text-properties fo:font-style="italic" officeooo:rsid="00308f6c" style:font-style-asian="italic" style:font-style-complex="italic"/>
    </style:style>
    <style:style style:name="T14" style:family="text">
      <style:text-properties fo:font-style="italic" officeooo:rsid="00682ced" style:font-style-asian="italic" style:font-style-complex="italic"/>
    </style:style>
    <style:style style:name="T15" style:family="text">
      <style:text-properties fo:font-style="italic" officeooo:rsid="006a030e" style:font-style-asian="italic" style:font-style-complex="italic"/>
    </style:style>
    <style:style style:name="T16" style:family="text">
      <style:text-properties fo:font-style="italic" officeooo:rsid="0064b1e2" style:font-style-asian="italic" style:font-style-complex="italic"/>
    </style:style>
    <style:style style:name="T17" style:family="text">
      <style:text-properties fo:font-style="italic" officeooo:rsid="00600345" style:font-style-asian="italic" style:font-style-complex="italic"/>
    </style:style>
    <style:style style:name="T18" style:family="text">
      <style:text-properties fo:font-style="italic" officeooo:rsid="006ac925" style:font-style-asian="italic" style:font-style-complex="italic"/>
    </style:style>
    <style:style style:name="T19" style:family="text">
      <style:text-properties fo:font-style="italic" officeooo:rsid="006c425b" style:font-style-asian="italic" style:font-style-complex="italic"/>
    </style:style>
    <style:style style:name="T20" style:family="text">
      <style:text-properties fo:font-style="italic" officeooo:rsid="006cb2b4" style:font-style-asian="italic" style:font-style-complex="italic"/>
    </style:style>
    <style:style style:name="T21" style:family="text">
      <style:text-properties fo:font-style="italic" officeooo:rsid="007594e4"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347af2"/>
    </style:style>
    <style:style style:name="T24" style:family="text">
      <style:text-properties text:display="none"/>
    </style:style>
    <style:style style:name="T25" style:family="text">
      <style:text-properties officeooo:rsid="0034eaf8"/>
    </style:style>
    <style:style style:name="T26" style:family="text">
      <style:text-properties officeooo:rsid="00397457"/>
    </style:style>
    <style:style style:name="T27" style:family="text">
      <style:text-properties officeooo:rsid="003a5848"/>
    </style:style>
    <style:style style:name="T28" style:family="text">
      <style:text-properties officeooo:rsid="003b6b02"/>
    </style:style>
    <style:style style:name="T29" style:family="text">
      <style:text-properties officeooo:rsid="003efb42"/>
    </style:style>
    <style:style style:name="T30" style:family="text">
      <style:text-properties officeooo:rsid="004302ec"/>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4ce1d4"/>
    </style:style>
    <style:style style:name="T33" style:family="text">
      <style:text-properties officeooo:rsid="004ee732"/>
    </style:style>
    <style:style style:name="T34" style:family="text">
      <style:text-properties officeooo:rsid="004ef484"/>
    </style:style>
    <style:style style:name="T35" style:family="text">
      <style:text-properties officeooo:rsid="0051db9d"/>
    </style:style>
    <style:style style:name="T36" style:family="text">
      <style:text-properties officeooo:rsid="0052d5f3"/>
    </style:style>
    <style:style style:name="T37" style:family="text">
      <style:text-properties officeooo:rsid="00540cc0"/>
    </style:style>
    <style:style style:name="T38" style:family="text">
      <style:text-properties fo:font-style="normal" officeooo:rsid="0066e287"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5931ef" style:font-style-asian="normal" style:font-weight-asian="normal" style:font-style-complex="normal" style:font-weight-complex="normal"/>
    </style:style>
    <style:style style:name="T41" style:family="text">
      <style:text-properties fo:font-style="normal" fo:font-weight="normal" officeooo:rsid="005a2586" style:font-style-asian="normal" style:font-weight-asian="normal" style:font-style-complex="normal" style:font-weight-complex="normal"/>
    </style:style>
    <style:style style:name="T42" style:family="text">
      <style:text-properties officeooo:rsid="00600345"/>
    </style:style>
    <style:style style:name="T43" style:family="text">
      <style:text-properties officeooo:rsid="0064b1e2"/>
    </style:style>
    <style:style style:name="T44" style:family="text">
      <style:text-properties officeooo:rsid="0066e287"/>
    </style:style>
    <style:style style:name="T45" style:family="text">
      <style:text-properties officeooo:rsid="00682ced"/>
    </style:style>
    <style:style style:name="T46" style:family="text">
      <style:text-properties officeooo:rsid="006a030e"/>
    </style:style>
    <style:style style:name="T47" style:family="text">
      <style:text-properties officeooo:rsid="006a190a"/>
    </style:style>
    <style:style style:name="T48" style:family="text">
      <style:text-properties officeooo:rsid="006ac925"/>
    </style:style>
    <style:style style:name="T49" style:family="text">
      <style:text-properties officeooo:rsid="006c425b"/>
    </style:style>
    <style:style style:name="T50" style:family="text">
      <style:text-properties officeooo:rsid="007a917a"/>
    </style:style>
    <style:style style:name="T51" style:family="text">
      <style:text-properties officeooo:rsid="00815ed1"/>
    </style:style>
    <style:style style:name="T52" style:family="text">
      <style:text-properties officeooo:rsid="00818320"/>
    </style:style>
    <style:style style:name="T53" style:family="text">
      <style:text-properties officeooo:rsid="008445bd"/>
    </style:style>
    <style:style style:name="T54" style:family="text">
      <style:text-properties fo:font-weight="normal" style:font-weight-asian="normal" style:font-weight-complex="normal"/>
    </style:style>
    <style:style style:name="T55" style:family="text">
      <style:text-properties fo:font-weight="normal" officeooo:rsid="00874290" style:font-weight-asian="normal" style:font-weight-complex="normal"/>
    </style:style>
    <style:style style:name="T56" style:family="text">
      <style:text-properties fo:font-weight="normal" officeooo:rsid="008d1eeb" style:font-weight-asian="normal" style:font-weight-complex="normal"/>
    </style:style>
    <style:style style:name="T57" style:family="text">
      <style:text-properties fo:font-weight="normal" officeooo:rsid="008e1438" style:font-weight-asian="normal" style:font-weight-complex="normal"/>
    </style:style>
    <style:style style:name="T58" style:family="text">
      <style:text-properties officeooo:rsid="00874290"/>
    </style:style>
    <style:style style:name="T59" style:family="text">
      <style:text-properties officeooo:rsid="008d1eeb"/>
    </style:style>
    <style:style style:name="T60" style:family="text">
      <style:text-properties officeooo:rsid="00977b7f"/>
    </style:style>
    <style:style style:name="T61" style:family="text">
      <style:text-properties officeooo:rsid="00a20201"/>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70">Tricks of the Trade</text:p>
        </draw:text-box>
      </draw:frame>
      <draw:frame draw:style-name="fr1" draw:name="Frame6" text:anchor-type="page" text:anchor-page-number="8" svg:x="0.8638in" svg:y="3.8083in" svg:width="0.7902in" draw:z-index="8">
        <draw:text-box fo:min-height="0.7571in">
          <text:p text:style-name="P70">Tricks of the Trade</text:p>
        </draw:text-box>
      </draw:frame>
      <draw:frame draw:style-name="fr1" draw:name="Frame7" text:anchor-type="page" text:anchor-page-number="9" svg:x="0.8327in" svg:y="6.5272in" svg:width="0.7902in" draw:z-index="9">
        <draw:text-box fo:min-height="0.7571in">
          <text:p text:style-name="P70">Tricks of the Trade</text:p>
        </draw:text-box>
      </draw:frame>
      <draw:frame draw:style-name="fr1" draw:name="Frame8" text:anchor-type="page" text:anchor-page-number="9" svg:x="0.8535in" svg:y="7.5689in" svg:width="0.7902in" draw:z-index="10">
        <draw:text-box fo:min-height="0.7571in">
          <text:p text:style-name="P70">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3654326540332592314" text:style-name="L1"><text:list-item><text:p text:style-name="P115">Управление проектом</text:p></text:list-item><text:list-item><text:p text:style-name="P117">Определение проекта</text:p></text:list-item><text:list-item><text:p text:style-name="P118">Команда проекта</text:p></text:list-item><text:list-item><text:p text:style-name="P118">Команда управления проектом</text:p></text:list-item><text:list-item><text:p text:style-name="P118">Заинтересованная сторона</text:p></text:list-item><text:list-item><text:p text:style-name="P118">Управление заинтересованными сторонами</text:p></text:list-item><text:list-item><text:p text:style-name="P119">Руководство </text:p></text:list-item><text:list-item><text:p text:style-name="P120">Офис управления проектами(PMO)</text:p><text:list><text:list-item><text:p text:style-name="P125">Поддерживающий</text:p></text:list-item><text:list-item><text:p text:style-name="P127">Контролирующий</text:p></text:list-item><text:list-item><text:p text:style-name="P127">Управляющий</text:p></text:list-item></text:list></text:list-item><text:list-item><text:p text:style-name="P121">Организационное управление проектом</text:p></text:list-item><text:list-item><text:p text:style-name="P122">Организационноая структура</text:p><text:list><text:list-item><text:p text:style-name="P129">Матричная</text:p><text:list><text:list-item><text:p text:style-name="P131">Сильная </text:p></text:list-item><text:list-item><text:p text:style-name="P132">Слабая</text:p></text:list-item><text:list-item><text:p text:style-name="P132">Сбалансированная</text:p></text:list-item></text:list></text:list-item><text:list-item><text:p text:style-name="P129">Функцональная</text:p></text:list-item><text:list-item><text:p text:style-name="P130">Проектно-ориентированная</text:p><text:p text:style-name="P130"/></text:list-item></text:list></text:list-item><text:list-item><text:p text:style-name="P116">Project expediter</text:p></text:list-item><text:list-item><text:p text:style-name="P123">Project coordinator</text:p></text:list-item><text:list-item><text:p text:style-name="P123">Факторы среды предприятия</text:p></text:list-item><text:list-item><text:p text:style-name="P123">Активы процессов предприятия</text:p><text:list><text:list-item><text:p text:style-name="P126">Процессы, политики, процедуры</text:p></text:list-item><text:list-item><text:p text:style-name="P128">Историческая информация</text:p></text:list-item><text:list-item><text:p text:style-name="P128">Извлеченные уроки</text:p></text:list-item></text:list></text:list-item><text:list-item><text:p text:style-name="P123">Журнал допущений</text:p></text:list-item><text:list-item><text:p text:style-name="P123">Допущения</text:p></text:list-item><text:list-item><text:p text:style-name="P123">Ограничения</text:p></text:list-item><text:list-item><text:p text:style-name="P123">Данные об исполнении работ, информация и отчеты</text:p></text:list-item><text:list-item><text:p text:style-name="P123">Operational work</text:p></text:list-item><text:list-item><text:p text:style-name="P124">Управление программой</text:p></text:list-item><text:list-item><text:p text:style-name="P124">Управление портфелем</text:p></text:list-item><text:list-item><text:p text:style-name="P124">Экспертное суждение</text:p></text:list-item><text:list-item><text:p text:style-name="P124">Встречи</text:p></text:list-item></text:list><text:p text:style-name="P69"/><text:p text:style-name="P69"/><text:p text:style-name="P69"/></draw:text-box></draw:frame><text:tab/>Это очень важная глава. Да, мы могли бы сказать это о каждой главе этой книги, так как все они добавят вам понимания <text:s/><text:span text:style-name="T8">в </text:span>управлени<text:span text:style-name="T8">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2801584072897922454" text:style-name="L2">
        <text:list-item>
          <text:p text:style-name="P80">Это временная деятельность <text:s/>, обладающая <text:s/>началом и концом.</text:p>
        </text:list-item>
        <text:list-item>
          <text:p text:style-name="P80">Проект создает уникальный продукт, услугу или результат.</text:p>
        </text:list-item>
      </text:list>
      <text:p text:style-name="P68"><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9">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0">результы</text:span> проектной работы могли быть <text:span text:style-name="T10">использованы</text:span> в организаци<text:span text:style-name="T10">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0">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1">(</text:span><text:span text:style-name="T13">Organizational governance</text:span><text:span text:style-name="T11">)</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1">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3">етизируются </text:span><text:s/>и реализуются для достижения конкретной стратегической бизнес-цели (см. <text:span text:style-name="T23">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3">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DB3AB86CB60E165F.png" xlink:type="simple" xlink:show="embed" xlink:actuate="onLoad"/><svg:title>Рисунок 2.1</svg:title><svg:desc>Рисунок 2.1</svg:desc></draw:frame><text:span text:style-name="T24"><text:line-break/></text:span>Figure <text:span text:style-name="T25">2.1</text:span>: Управление портфелем</text:p></draw:text-box></draw:frame><text:soft-page-break/></text:p>
      <text:p text:style-name="P18"/>
      <text:p text:style-name="P9">Что такое управление программами? <text:span text:style-name="T27">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014147AF5D70E7B0.png" xlink:type="simple" xlink:show="embed" xlink:actuate="onLoad"/></draw:frame><text:span text:style-name="T24"><text:line-break/></text:span>Figure <text:span text:style-name="T26">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7">Стр. 10</text:span></text:p>
      <text:p text:style-name="P20"><text:tab/>Управление проектами - это одновременно и <text:span text:style-name="T28">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9">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79"><draw:frame draw:style-name="fr5" draw:name="Image3" text:anchor-type="as-char" svg:width="6.0752in" style:rel-width="100%" svg:height="6.8339in" style:rel-height="scale" draw:z-index="7"><draw:image xlink:href="Pictures/10000201000002D9000003348A820E9E87B78451.png" xlink:type="simple" xlink:show="embed" xlink:actuate="onLoad"/></draw:frame><text:span text:style-name="T24"><text:line-break/></text:span>Figure <text:span text:style-name="T30">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5939146385684560276" text:style-name="L3">
        <text:list-item>
          <text:p text:style-name="P81"><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81"><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81"><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2611440800207358134" text:style-name="L4">
        <text:list-item>
          <text:p text:style-name="P82">Управлять взаимосвязями между проектами, программами и портфелями.</text:p>
        </text:list-item>
        <text:list-item>
          <text:p text:style-name="P82">Интегрировать информацию по всем проектам для оценки того, достигает ли организация своих стратегических целей.</text:p>
        </text:list-item>
        <text:list-item>
          <text:p text:style-name="P82">Помогать в предоставлении ресурсов.</text:p>
        </text:list-item>
        <text:list-item>
          <text:p text:style-name="P82">При необходимости рекомендовать прекращение проектов.</text:p>
        </text:list-item>
        <text:list-item>
          <text:p text:style-name="P82">Контролировать соблюдение организационных процессов.</text:p>
        </text:list-item>
        <text:list-item>
          <text:p text:style-name="P82">Помогать собирать извлеченные уроки в хранилище и предоставлять их в распоряжение других проектов.</text:p>
        </text:list-item>
        <text:list-item>
          <text:p text:style-name="P82">Предоставлять шаблоны для документов, таких как иерархические структуры работ(WBS) или планы управления коммуникациями.</text:p>
        </text:list-item>
        <text:list-item>
          <text:p text:style-name="P82">Обеспечивать руководство и управление проектами.</text:p>
        </text:list-item>
        <text:list-item>
          <text:p text:style-name="P82"><text:span text:style-name="T33">Координировать</text:span> коммуникации по проектам.</text:p>
        </text:list-item>
        <text:list-item>
          <text:p text:style-name="P82">Быть более активно вовлеченным во время инициирования проекта, чем позже в проекте.</text:p>
        </text:list-item>
        <text:list-item>
          <text:p text:style-name="P82">Быть представленным в Совете по контролю за изменениями.</text:p>
        </text:list-item>
        <text:list-item>
          <text:p text:style-name="P82">Быть заинтересованной стороной.</text:p>
        </text:list-item>
        <text:list-item>
          <text:p text:style-name="P82">Приоритезировать проекты.</text:p>
        </text:list-item>
      </text:list>
      <text:p text:style-name="P23"/>
      <text:p text:style-name="P23"><text:span text:style-name="T31">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71">Описание</text:p>
          </table:table-cell>
          <table:table-cell table:style-name="Table1.B1" office:value-type="string">
            <text:p text:style-name="P71">Тип PMO</text:p>
          </table:table-cell>
        </table:table-row>
        <table:table-row>
          <table:table-cell table:style-name="Table1.A2" office:value-type="string">
            <text:p text:style-name="Table_20_Contents">Управл<text:span text:style-name="T32">яет</text:span> всеми проектами в организации</text:p>
          </table:table-cell>
          <table:table-cell table:style-name="Table1.B2" office:value-type="string">
            <text:p text:style-name="P75">У <text:span text:style-name="T34">(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76">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77">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77">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77">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77">У<text:span text:style-name="T34">(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77">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6">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7">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2">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39">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39">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0">:</text:span><text:span text:style-name="T39">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9"><text:tab/>Как указывалось в </text:span><text:span text:style-name="T41">ранее</text:span><text:span text:style-name="T39">, роль руководителей проектов в слабой матрице или в функциональной организации может быть одной из следующих:</text:span></text:p>
      <text:list xml:id="list3110459134357650415" text:style-name="L5">
        <text:list-item>
          <text:p text:style-name="P83">Экспедитор проекта.<text:span text:style-name="T39">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83">Координатор проекта.<text:span text:style-name="T39">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73">Функциональная</text:p>
          </table:table-cell>
          <table:covered-table-cell/>
        </table:table-row>
        <table:table-row>
          <table:table-cell table:style-name="Table2.A2" office:value-type="string">
            <text:p text:style-name="P72">Преимущества</text:p>
          </table:table-cell>
          <table:table-cell table:style-name="Table2.B2" office:value-type="string">
            <text:p text:style-name="P72">Недостатки</text:p>
          </table:table-cell>
        </table:table-row>
        <table:table-row>
          <table:table-cell table:style-name="Table2.A2" office:value-type="string">
            <text:p text:style-name="P78"/>
          </table:table-cell>
          <table:table-cell table:style-name="Table2.B2" office:value-type="string">
            <text:p text:style-name="P78"/>
          </table:table-cell>
        </table:table-row>
        <text:soft-page-break/>
        <table:table-row>
          <table:table-cell table:style-name="Table2.A2" office:value-type="string">
            <text:list xml:id="list7394735091424427811" text:style-name="L6">
              <text:list-item>
                <text:p text:style-name="P145">Упрощение управления специалистами<text:span text:style-name="T42">(</text:span><text:span text:style-name="T17">Все рядом, <text:s/>хорошее взаимодействие если проект в рамках одного подразделения</text:span><text:span text:style-name="T42">)</text:span>.</text:p>
              </text:list-item>
              <text:list-item>
                <text:p text:style-name="P146">Члены команды отчитываются только перед одним руководителем.</text:p>
              </text:list-item>
              <text:list-item>
                <text:p text:style-name="P145">Аналогичные ресурсы централизованы, так как компания сгруппирована по специальностям<text:span text:style-name="T42">(</text:span>Есть доступ к центрам компетенции — другим сотрудникам отдела<text:span text:style-name="T42">)</text:span></text:p>
              </text:list-item>
              <text:list-item>
                <text:p text:style-name="P145">Четко определенные пути карьерного роста в областях специализации<text:span text:style-name="T42">(</text:span>Возможность карьерного роста.<text:span text:style-name="T42">)</text:span></text:p>
              </text:list-item>
            </text:list>
          </table:table-cell>
          <table:table-cell table:style-name="Table2.B2" office:value-type="string">
            <text:list xml:id="list1223711296991065935" text:style-name="L7">
              <text:list-item>
                <text:p text:style-name="P133">Мало полномочий у менеджера проектов — плохая управляемость.</text:p>
              </text:list-item>
              <text:list-item>
                <text:p text:style-name="P134">У членов команды есть текущая работа конкурирующая с работами по проекту(<text:span text:style-name="T12">Люди уделяют больше внимания своей функциональной специальности в ущерб проекту</text:span>).</text:p>
              </text:list-item>
              <text:list-item>
                <text:p text:style-name="P135">Нет карьерных перспектив у менеджера проекта.</text:p>
              </text:list-item>
            </text:list>
          </table:table-cell>
        </table:table-row>
        <table:table-row>
          <table:table-cell table:style-name="Table2.B2" table:number-columns-spanned="2" office:value-type="string">
            <text:p text:style-name="P73">Проектно-ориентированная</text:p>
          </table:table-cell>
          <table:covered-table-cell/>
        </table:table-row>
        <table:table-row>
          <table:table-cell table:style-name="Table2.A2" office:value-type="string">
            <text:p text:style-name="P72">Преимущества</text:p>
          </table:table-cell>
          <table:table-cell table:style-name="Table2.B2" office:value-type="string">
            <text:p text:style-name="P72">Недостатки</text:p>
          </table:table-cell>
        </table:table-row>
        <table:table-row>
          <table:table-cell table:style-name="Table2.A2" office:value-type="string">
            <text:list xml:id="list8195479370084118344" text:style-name="L8">
              <text:list-item>
                <text:p text:style-name="P136"><text:span text:style-name="T43">Руководитель проекта имеет больше полномочий для принятия решений(</text:span><text:span text:style-name="T16">но и ответственность больше</text:span><text:span text:style-name="T43">).</text:span></text:p>
              </text:list-item>
              <text:list-item>
                <text:p text:style-name="P136"><text:span text:style-name="T43">Эффективная организация проекта(</text:span><text:span text:style-name="T16">все для проекта! Нет конкурирующих целей</text:span><text:span text:style-name="T43">).</text:span></text:p>
              </text:list-item>
              <text:list-item>
                <text:p text:style-name="P137">Хорошие коммуникации между участниками команды проекта<text:span text:style-name="T44">(</text:span><text:span text:style-name="T38">лучше чем в функциональной</text:span><text:span text:style-name="T44">)</text:span>.</text:p>
              </text:list-item>
              <text:list-item>
                <text:p text:style-name="P140">Лояльность команды к проекту</text:p>
              </text:list-item>
            </text:list>
          </table:table-cell>
          <table:table-cell table:style-name="Table2.B2" office:value-type="string">
            <text:list xml:id="list114453091326826" text:continue-numbering="true" text:style-name="L8">
              <text:list-item>
                <text:p text:style-name="P137">Некуда идти после окончания проекта</text:p>
              </text:list-item>
              <text:list-item>
                <text:p text:style-name="P138">Отсутствие специализации по дисциплинам<text:span text:style-name="T45">(нет развития)</text:span>. </text:p>
              </text:list-item>
              <text:list-item>
                <text:p text:style-name="P138">Дублирование оборудования и должностных обязанностей. </text:p>
              </text:list-item>
              <text:list-item>
                <text:p text:style-name="P139">Может привести к менее эффективному использованию <text:span text:style-name="T47">ресурсов(как следствие предыдущего пункта).</text:span></text:p>
              </text:list-item>
            </text:list>
          </table:table-cell>
        </table:table-row>
        <table:table-row>
          <table:table-cell table:style-name="Table2.B2" table:number-columns-spanned="2" office:value-type="string">
            <text:p text:style-name="P74">Матричная</text:p>
          </table:table-cell>
          <table:covered-table-cell/>
        </table:table-row>
        <table:table-row>
          <table:table-cell table:style-name="Table2.A2" office:value-type="string">
            <text:p text:style-name="P72">Преимущества</text:p>
          </table:table-cell>
          <table:table-cell table:style-name="Table2.B2" office:value-type="string">
            <text:p text:style-name="P72">Недостатки</text:p>
          </table:table-cell>
        </table:table-row>
        <table:table-row>
          <table:table-cell table:style-name="Table2.A2" office:value-type="string">
            <text:list xml:id="list3032924885147003269" text:style-name="L9">
              <text:list-item>
                <text:p text:style-name="P141">Четко определенные цели проекта<text:span text:style-name="T45">(</text:span><text:span text:style-name="T14">видимо по сравнению с функциональной</text:span><text:span text:style-name="T45">)</text:span>. </text:p>
              </text:list-item>
              <text:list-item>
                <text:p text:style-name="P141">Улучшенный контроль менеджера проекта над ресурсами (<text:span text:style-name="T12">по сравнению с функциональным</text:span>). </text:p>
              </text:list-item>
              <text:list-item>
                <text:p text:style-name="P141">Дополнительная поддержка из функциональных областей<text:span text:style-name="T45">(</text:span><text:span text:style-name="T14">можно пойти посоветоваться с коллегами из отдела</text:span><text:span text:style-name="T45">)</text:span>.</text:p>
              </text:list-item>
              <text:list-item>
                <text:p text:style-name="P141">Максимальное использование ограниченных ресурсов<text:span text:style-name="T45">(</text:span><text:span text:style-name="T14">загрузят работой не по проекту так, <text:s/>текучкой</text:span><text:span text:style-name="T45">)</text:span>.</text:p>
              </text:list-item>
              <text:list-item>
                <text:p text:style-name="P141">Лучшая координация <text:span text:style-name="T45">(</text:span><text:span text:style-name="T14">не нужно </text:span><text:soft-page-break/><text:span text:style-name="T14">запрашивать ресурсы у функциональных руководителей, ну или по крайней мере уже известно кого они могут выделить</text:span><text:span text:style-name="T45">)</text:span></text:p>
              </text:list-item>
              <text:list-item>
                <text:p text:style-name="P142">Более эффективное горизонтальное и вертикальное распространение информации<text:span text:style-name="T46">(</text:span><text:span text:style-name="T15">она передается как через коммуникации проекта, так и коммуникации функциональной структуры</text:span><text:span text:style-name="T46">)</text:span> </text:p>
              </text:list-item>
              <text:list-item>
                <text:p text:style-name="P142">Членам команды есть куда вернуться после проекта(<text:span text:style-name="T12">Есть " дом”</text:span>)</text:p>
              </text:list-item>
            </text:list>
          </table:table-cell>
          <table:table-cell table:style-name="Table2.B2" office:value-type="string">
            <text:list xml:id="list9026223666372875374" text:style-name="L10">
              <text:list-item>
                <text:p text:style-name="P143">Требуется дополнительное администрирование<text:span text:style-name="T18">(потому что два босса)</text:span></text:p>
              </text:list-item>
              <text:list-item>
                <text:p text:style-name="P143">Члены проектной команды имеют более одного босса</text:p>
              </text:list-item>
              <text:list-item>
                <text:p text:style-name="P144">Более сложные процессы мониторинга и контроля<text:span text:style-name="T18">(потому что два босса, </text:span><text:span text:style-name="T20">непонятно кому отчитываться</text:span><text:span text:style-name="T18">)</text:span>.</text:p>
              </text:list-item>
              <text:list-item>
                <text:p text:style-name="P143">Распределение ресурсов является более сложным<text:span text:style-name="T48">(</text:span><text:span text:style-name="T18">и необходимо р</text:span><text:span text:style-name="T19">а</text:span><text:span text:style-name="T18">списать все процедуры</text:span><text:span text:style-name="T48">)</text:span>.</text:p>
              </text:list-item>
              <text:list-item>
                <text:p text:style-name="P143">Необходимы более подробно описанные регламенты взаимодействия</text:p>
              </text:list-item>
              <text:list-item>
                <text:p text:style-name="P143">Функциональные руководители могут <text:soft-page-break/>иметь иные приоритеты, чем руководители проектов</text:p>
              </text:list-item>
              <text:list-item>
                <text:p text:style-name="P143">Более высокий потенциал конфликта<text:span text:style-name="T49">(</text:span><text:span text:style-name="T19">потому что у функциональных свои цели, <text:s/>а регламент привлечения людей на проектный работы может быть недостаточно прописан</text:span><text:span text:style-name="T49">)</text:span></text:p>
              </text:list-item>
            </text:list>
          </table:table-cell>
        </table:table-row>
      </table:table>
      <text:p text:style-name="P62"/>
      <text:p text:style-name="P63">Р<text:span text:style-name="T35">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64">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2">Во время или до начала проекта, спонсор:</text:span></text:p>
      <text:list xml:id="list1805121237318741744" text:style-name="L11">
        <text:list-item>
          <text:p text:style-name="P87">Имеет требования, которые должны быть выполнены.</text:p>
        </text:list-item>
        <text:list-item>
          <text:p text:style-name="P87">Является заинтересованной стороной проекта.</text:p>
        </text:list-item>
        <text:list-item>
          <text:p text:style-name="P87"><text:soft-page-break/>Участвует в разработке бизнес-кейса проекта.</text:p>
        </text:list-item>
        <text:list-item>
          <text:p text:style-name="P87">Помогает определить измеримые цели проекта.</text:p>
        </text:list-item>
        <text:list-item>
          <text:p text:style-name="P87">Выступает за или защищает проект, особенно во время разработки концепции проекта.</text:p>
        </text:list-item>
        <text:list-item>
          <text:p text:style-name="P87">Служит голосом проекта или представителем для тех, кто не знает о проекте, включая высшее руководство.</text:p>
        </text:list-item>
        <text:list-item>
          <text:p text:style-name="P87">Собирает соответствующую поддержку для проекта.</text:p>
        </text:list-item>
        <text:list-item>
          <text:p text:style-name="P87">Обеспечивает бай-ин по всей организации.</text:p>
        </text:list-item>
        <text:list-item>
          <text:p text:style-name="P87">Обеспечивает финансирование.</text:p>
        </text:list-item>
        <text:list-item>
          <text:p text:style-name="P87">Обеспечивает требования высокого уровня.</text:p>
        </text:list-item>
        <text:list-item>
          <text:p text:style-name="P87">Предоставляет информацию о первоначальном объеме проекта.</text:p>
        </text:list-item>
        <text:list-item>
          <text:p text:style-name="P87">Может диктовать вехи, ключевые события или дату окончания проекта (вместе с заказчиком).</text:p>
        </text:list-item>
        <text:list-item>
          <text:p text:style-name="P87">Определяет приоритеты между ограничениями (если это не сделано заказчиком).</text:p>
        </text:list-item>
        <text:list-item>
          <text:p text:style-name="P87">Предоставляет информацию, которая помогает разработать устав проекта.</text:p>
        </text:list-item>
        <text:list-item>
          <text:p text:style-name="P87">Предоставляет руководителю проекта полномочия, указанные в уставе проекта.</text:p>
        </text:list-item>
        <text:list-item>
          <text:p text:style-name="P87">Устанавливает приоритеты между проектами.</text:p>
        </text:list-item>
        <text:list-item>
          <text:p text:style-name="P87">Призывает заинтересованные стороны завершить разработку требований и содержания проекта высокого уровня.</text:p>
        </text:list-item>
        <text:list-item>
          <text:p text:style-name="P87">Руководит процессом утверждения и формализации проекта при необходимости с помощью менеджера проекта.</text:p>
          <text:p text:style-name="P87"/>
        </text:list-item>
      </text:list>
      <text:p text:style-name="P48"><text:span text:style-name="T12">Во время </text:span><text:span text:style-name="T21">планирования</text:span><text:span text:style-name="T12"> проекта, спонсор:</text:span></text:p>
      <text:list xml:id="list78015258318381906" text:style-name="L12">
        <text:list-item>
          <text:p text:style-name="P84">Предоставляет команде проекта Время для планирования.</text:p>
        </text:list-item>
        <text:list-item>
          <text:p text:style-name="P84">Может пересмотреть WBS.</text:p>
        </text:list-item>
        <text:list-item>
          <text:p text:style-name="P84">Выявляет риски.</text:p>
        </text:list-item>
        <text:list-item>
          <text:p text:style-name="P84">Определяет отчеты, необходимые руководству для наблюдения за проектом.</text:p>
        </text:list-item>
        <text:list-item>
          <text:p text:style-name="P84">Предоставляет экспертное заключение.</text:p>
        </text:list-item>
        <text:list-item>
          <text:p text:style-name="P84">Помогает оценить компромиссы во время "Сжатия", "Быстрого прохода " и переоценки.</text:p>
        </text:list-item>
        <text:list-item>
          <text:p text:style-name="P84">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6342632795142845390" text:style-name="L13">
        <text:list-item>
          <text:p text:style-name="P85">Поддерживает усилия руководителя проекта.</text:p>
        </text:list-item>
        <text:list-item>
          <text:p text:style-name="P85">Защищает проект от внешних воздействий и изменений.</text:p>
        </text:list-item>
        <text:list-item>
          <text:p text:style-name="P85">Обеспечивает соблюдение политики качества.</text:p>
        </text:list-item>
        <text:list-item>
          <text:p text:style-name="P85">Предоставляет экспертное заключение.</text:p>
        </text:list-item>
        <text:list-item>
          <text:p text:style-name="P85">Помогает оценить компромиссы во время сбоя, быстрого отслеживания и переоценки.</text:p>
        </text:list-item>
        <text:list-item>
          <text:p text:style-name="P85">Разрешает конфликты, выходящие за пределы компетенции менеджеров проектов.</text:p>
        </text:list-item>
        <text:list-item>
          <text:p text:style-name="P85">Утверждает, отклоняет или откладывает изменения или уполномочивает на это комитет по контролю за изменениями.</text:p>
        </text:list-item>
        <text:list-item>
          <text:p text:style-name="P85">Может предписывать проведение проверки качества.</text:p>
        </text:list-item>
        <text:list-item>
          <text:p text:style-name="P85">Уточняет вопросы содержания проекта.</text:p>
        </text:list-item>
        <text:list-item>
          <text:p text:style-name="P85">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267247514898469402" text:style-name="L14">
        <text:list-item>
          <text:p text:style-name="P86">Обеспечивает формальную приемку результатов (если спонсор является заказчиком).</text:p>
        </text:list-item>
        <text:list-item>
          <text:p text:style-name="P86">Обеспечивает эффективную и комплексную передачу результатов заказчику.</text:p>
        </text:list-item>
        <text:list-item>
          <text:p text:style-name="P86">Поддерживает сбор исторических записей по проекту.</text:p>
        </text:list-item>
      </text:list>
      <text:p text:style-name="P36"/>
      <text:p text:style-name="P30">Упражнение:</text:p>
      <text:p text:style-name="P43">Роль <text:span text:style-name="T50">команды проекта</text:span>. Проверьте себя! Опишите роль <text:span text:style-name="T50">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6855017392501413885" text:style-name="L15">
        <text:list-item>
          <text:p text:style-name="P88">Выявление и вовлечение заинтересованных сторон.</text:p>
        </text:list-item>
        <text:list-item>
          <text:p text:style-name="P88">Определение требований.</text:p>
        </text:list-item>
        <text:list-item>
          <text:p text:style-name="P88">Определение ограничений и допущений.</text:p>
        </text:list-item>
        <text:list-item>
          <text:p text:style-name="P88">Создание WBS.</text:p>
        </text:list-item>
        <text:list-item>
          <text:p text:style-name="P88">Декомпозирует пакеты работ, за которые они отвечают, на запланированные действия.</text:p>
        </text:list-item>
        <text:list-item>
          <text:p text:style-name="P88">Определение зависимостей между действиями.</text:p>
        </text:list-item>
        <text:list-item>
          <text:p text:style-name="P88">Предоставляет <text:s/>расписание и оценку стоимости.</text:p>
        </text:list-item>
        <text:list-item>
          <text:p text:style-name="P88">Участие в процессе управления рисками.</text:p>
        </text:list-item>
        <text:list-item>
          <text:p text:style-name="P88">Выполняет планы по управлению качеством и коммуникациями.</text:p>
        </text:list-item>
        <text:list-item>
          <text:p text:style-name="P88">Обеспечение соблюдения основных правил.</text:p>
        </text:list-item>
        <text:list-item>
          <text:p text:style-name="P88">Выполнение плана управления проектом для выполнения работы, определенной в описании содержании проекта.</text:p>
        </text:list-item>
        <text:list-item>
          <text:p text:style-name="P88">Участие в заседаниях проектной группы.</text:p>
        </text:list-item>
        <text:list-item>
          <text:p text:style-name="P88">Рекомендовать изменения в проекте, включая корректирующие действия.</text:p>
        </text:list-item>
        <text:list-item>
          <text:p text:style-name="P88">Внедрить утвержденные изменения.</text:p>
        </text:list-item>
        <text:list-item>
          <text:p text:style-name="P88">Делиться новыми знаниями.</text:p>
        </text:list-item>
        <text:list-item>
          <text:p text:style-name="P88">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1">заинтересованых сторон <text:s/>проекта</text:span>. Проверьте себя! Опишите роль <text:span text:style-name="T51">заинтересованных сторон проекта</text:span>.</text:p>
      <text:p text:style-name="P44"/>
      <text:p text:style-name="P50"><text:span text:style-name="T4">Ответ:</text:span> <text:span text:style-name="T52">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2">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4702692437350225498" text:style-name="L16">
        <text:list-item>
          <text:p text:style-name="P89">Создание устава проекта и описания содержания проекта.</text:p>
        </text:list-item>
        <text:list-item>
          <text:p text:style-name="P89">Разработка плана управления проектом. </text:p>
        </text:list-item>
        <text:list-item>
          <text:p text:style-name="P89">Утверждение изменений проекта и участие в комиссии по контролю изменений.</text:p>
        </text:list-item>
        <text:list-item>
          <text:p text:style-name="P89">Определение ограничений и допущений</text:p>
        </text:list-item>
        <text:list-item>
          <text:p text:style-name="P90">Идентификация требований.</text:p>
        </text:list-item>
        <text:list-item>
          <text:p text:style-name="P90">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2806584401630946876" text:style-name="L17">
        <text:list-item>
          <text:p text:style-name="P91">Посещать обзоры и принимать представленные результаты.</text:p>
        </text:list-item>
        <text:list-item>
          <text:p text:style-name="P91">Быть владельцем риска.</text:p>
        </text:list-item>
        <text:list-item>
          <text:p text:style-name="P91">Участие в обзорах ворот фазы.</text:p>
        </text:list-item>
        <text:list-item>
          <text:p text:style-name="P91">Участвовать в управлении.</text:p>
        </text:list-item>
        <text:list-item>
          <text:p text:style-name="P91">Выявить проблемы.</text:p>
        </text:list-item>
        <text:list-item>
          <text:p text:style-name="P91">Документировать извлеченные уроки.</text:p>
        </text:list-item>
        <text:list-item>
          <text:p text:style-name="P91">Предоставление экспертного суждения.</text:p>
        </text:list-item>
      </text:list>
      <text:p text:style-name="P56"/>
      <text:p text:style-name="P32">Упражнение:</text:p>
      <text:p text:style-name="P45"><text:tab/>Роль <text:span text:style-name="T53">фукциональных <text:s/>или ресурснных менеджеров</text:span>. Проверьте себя! Опишите роль <text:s/><text:span text:style-name="T53">фукциональных <text:s/>или ресурснных менеджеров.</text:span></text:p>
      <text:p text:style-name="P45"/>
      <text:p text:style-name="P65">Ответ:<text:span text:style-name="T54"> </text:span><text:span text:style-name="T55">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2544961055053960388" text:style-name="L18">
        <text:list-item>
          <text:p text:style-name="P92">Назначение конкретных лиц в команду и переговоры с менеджером проекта относительно команды и физических ресурсов.</text:p>
        </text:list-item>
        <text:list-item>
          <text:p text:style-name="P111"><text:span text:style-name="T54">Информирование руководителя проекта о других проектах или требованиях к работе отдела, которые могут повлиять на проект.</text:span><text:span text:style-name="T55"><text:tab/></text:span></text:p>
        </text:list-item>
        <text:list-item>
          <text:p text:style-name="P92">Участие в первоначальном планировании до назначения пакетов работ или мероприятий на исполнителя.</text:p>
        </text:list-item>
        <text:list-item>
          <text:p text:style-name="P92">Предоставляет экспертную помощь в этом вопросе.</text:p>
        </text:list-item>
        <text:list-item>
          <text:p text:style-name="P92">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92">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93">Рекомендации по внесению изменений в проект, включая корректирующие воздействия.</text:p>
        </text:list-item>
        <text:list-item>
          <text:p text:style-name="P93">Управление деятельностью в пределах своей функциональной области</text:p>
        </text:list-item>
        <text:list-item>
          <text:p text:style-name="P93">Помощь с проблемами, связанными с командой или физическими ресурсами под их контролем.</text:p>
        </text:list-item>
        <text:list-item>
          <text:p text:style-name="P93">Улучшение использования ресурсов </text:p>
        </text:list-item>
        <text:list-item>
          <text:p text:style-name="P93">Участие в награждении членов команды</text:p>
        </text:list-item>
        <text:list-item>
          <text:p text:style-name="P93">Участие в награждении членов команды</text:p>
        </text:list-item>
        <text:list-item>
          <text:p text:style-name="P93">Участие в идентификации рисков </text:p>
        </text:list-item>
        <text:list-item>
          <text:p text:style-name="P93">Участие в управлении качеством </text:p>
        </text:list-item>
        <text:list-item>
          <text:p text:style-name="P93">Участие в комиссии по управлению изменениями</text:p>
        </text:list-item>
      </text:list>
      <text:p text:style-name="P59"/>
      <text:p text:style-name="P33">Упражнение:</text:p>
      <text:p text:style-name="P46"><text:tab/>Роль <text:span text:style-name="T59">менеджера проекта</text:span>. Проверьте себя! Опишите роль <text:s/><text:span text:style-name="T59">менеджера проекта.</text:span></text:p>
      <text:p text:style-name="P46"/>
      <text:p text:style-name="P66"><text:span text:style-name="T58">Ответ: </text:span><text:span text:style-name="T56">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66"><text:span text:style-name="T56"><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6">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67"><text:span text:style-name="T56"><text:tab/></text:span><text:span text:style-name="T57">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8237194180737516970" text:style-name="L19">
        <text:list-item>
          <text:p text:style-name="P94">Назначается проекту не позднее начала проекта</text:p>
        </text:list-item>
        <text:list-item>
          <text:p text:style-name="P94">Помогает написать устав проекта</text:p>
        </text:list-item>
        <text:list-item>
          <text:p text:style-name="P95">Отвечает за проект, но не обязательно за ресурсы</text:p>
        </text:list-item>
        <text:list-item>
          <text:p text:style-name="P95">Не обязательно быть техническим экспертом</text:p>
        </text:list-item>
        <text:list-item>
          <text:p text:style-name="P95">Выявляет и анализирует ограничения и допущения</text:p>
        </text:list-item>
        <text:list-item>
          <text:p text:style-name="P95">Руководит и направляет усилия по планированию проекта</text:p>
        </text:list-item>
        <text:list-item>
          <text:p text:style-name="P95">Selects appropriate processes for the project</text:p>
        </text:list-item>
        <text:list-item>
          <text:p text:style-name="P112"><text:span text:style-name="T57">Определяет зависимости между </text:span><text:span text:style-name="T54">задачами</text:span></text:p>
        </text:list-item>
        <text:list-item>
          <text:p text:style-name="P96">Анализирует нереалистичные требования к расписанию и принимает меры для создания реалистичного расписания</text:p>
        </text:list-item>
        <text:list-item>
          <text:p text:style-name="P96">Разрабатывает <text:s/>резервы по времени и деньгам для проекта.</text:p>
        </text:list-item>
        <text:list-item>
          <text:p text:style-name="P96">Имеет полномочия и ответственность подотчетность, необходимые для выполнения работы по управлению проектом.</text:p>
        </text:list-item>
        <text:list-item>
          <text:p text:style-name="P96">Говорит "Нет", когда это необходимо.</text:p>
        </text:list-item>
        <text:list-item>
          <text:p text:style-name="P97">Интеграция компонентов проекта в единое целое, удовлетворяющее потребности заказчика</text:p>
        </text:list-item>
        <text:list-item>
          <text:p text:style-name="P97">Завершает и получает одобрение плана управления проектом.</text:p>
        </text:list-item>
        <text:list-item>
          <text:p text:style-name="P97">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97">Тратит больше времени на предупреждение проблем, чем на их решение </text:p>
        </text:list-item>
        <text:list-item>
          <text:p text:style-name="P97">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97">Обеспечивает профессиональное взаимодействие между командой проекта и другими заинтересованными сторонами</text:p>
        </text:list-item>
        <text:list-item>
          <text:p text:style-name="P97">Координирует взаимодействие между проектной группой и ключевыми заинтересованными сторонами.</text:p>
        </text:list-item>
        <text:list-item>
          <text:p text:style-name="P98">Понимает и обеспечивает профессиональную и социальную ответственность.</text:p>
        </text:list-item>
        <text:list-item>
          <text:p text:style-name="P98"><text:soft-page-break/>Помогает команде и другим заинтересованным сторонам во время выполнения проекта</text:p>
        </text:list-item>
        <text:list-item>
          <text:p text:style-name="P98">Общается</text:p>
        </text:list-item>
        <text:list-item>
          <text:p text:style-name="P98">Развивает команду</text:p>
        </text:list-item>
        <text:list-item>
          <text:p text:style-name="P98">Использует награды и признание</text:p>
        </text:list-item>
        <text:list-item>
          <text:p text:style-name="P98">Определяет и побеспечивает необходимый уровень качества</text:p>
        </text:list-item>
        <text:list-item>
          <text:p text:style-name="P98">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99">Управляет знаниями по проекту, включая обмен извлеченными уроками</text:p>
        </text:list-item>
        <text:list-item>
          <text:p text:style-name="P99">Решает проблемы</text:p>
        </text:list-item>
        <text:list-item>
          <text:p text:style-name="P99">Принимает решения</text:p>
        </text:list-item>
        <text:list-item>
          <text:p text:style-name="P99">Демонстрирует этику и лидерство</text:p>
        </text:list-item>
        <text:list-item>
          <text:p text:style-name="P99">Управляет и контролирует <text:s/>ресурсы</text:p>
        </text:list-item>
        <text:list-item>
          <text:p text:style-name="P100">Поддерживает контроль над проектом путем измерения производительности и определения отклонений от плана</text:p>
        </text:list-item>
        <text:list-item>
          <text:p text:style-name="P100">Мониторинг рисков, коммуникаций и взаимодействия с заинтересованными сторонами для обеспечения их соответствия ожиданиям/</text:p>
        </text:list-item>
        <text:list-item>
          <text:p text:style-name="P100">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00">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01">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01">Работа с членами команды для устранения отклонений от плана управления проектом</text:p>
        </text:list-item>
        <text:list-item>
          <text:p text:style-name="P101">Держит членов команды сосредоточенными на управлении рисками и возможных ответных мерах на риски</text:p>
        </text:list-item>
        <text:list-item>
          <text:p text:style-name="P101">Выполняет закрытие проекта в конце каждого этапа и для проекта в целом</text:p>
        </text:list-item>
        <text:list-item>
          <text:p text:style-name="P101">Выполняет или делегирует большинство действий, описанных в этой книге</text:p>
        </text:list-item>
        <text:list-item>
          <text:p text:style-name="P101"><text:s/>Применяет знания управления проектами и использует личные и лидерские навыки для достижения успеха проекта</text:p>
        </text:list-item>
        <text:list-item>
          <text:p text:style-name="P101"><text:span text:style-name="T60">Н</text:span>есет ответственность за успех или неудачу проекта</text:p>
        </text:list-item>
      </text:list>
      <text:p text:style-name="P61"/>
      <text:p text:style-name="P102">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102"/>
      <text:p text:style-name="P113">Роль управляющего портфелем. </text:p>
      <text:p text:style-name="P102">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103">Работа <text:s/>управляющего портфелем <text:s/>может включать в себя:</text:p>
      <text:list xml:id="list2089115130511764688" text:style-name="L20">
        <text:list-item>
          <text:p text:style-name="P104">Управление различными проектами или программами, которые могут быть в значительной степени не связаны друг с другом.</text:p>
        </text:list-item>
        <text:list-item>
          <text:p text:style-name="P105">Обеспечение того, чтобы выбранные проекты представляли ценность для организации</text:p>
        </text:list-item>
        <text:list-item>
          <text:p text:style-name="P105">Работа с высшим руководством для сбора поддержки отдельных проектов</text:p>
        </text:list-item>
        <text:list-item>
          <text:p text:style-name="P105">Получение максимальной отдачи от вложенных ресурсов</text:p>
        </text:list-item>
      </text:list>
      <text:p text:style-name="P106"><text:soft-page-break/><text:span text:style-name="T4">Роль управляющего программой.</text:span> </text:p>
      <text:p text:style-name="P106">Менеджер программы отвечает за управление</text:p>
      <text:p text:style-name="P106">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106">Работа менеджера программы может включать в себя следующее:</text:p>
      <text:list xml:id="list5314573977825312516" text:style-name="L21">
        <text:list-item>
          <text:p text:style-name="P107">Управление связанными проектами для достижения результатов, недостижимых при управлении каждым проектом отдельно</text:p>
        </text:list-item>
        <text:list-item>
          <text:p text:style-name="P107">Обеспечение того, что бы отобранные проекты поддерживали стратегические цели организации.</text:p>
        </text:list-item>
        <text:list-item>
          <text:p text:style-name="P107">Обеспечение надзора за корректировкой проектов в интересах программ</text:p>
        </text:list-item>
        <text:list-item>
          <text:p text:style-name="P107">Руководство и поддержка усилий отдельных руководителей проектов</text:p>
        </text:list-item>
      </text:list>
      <text:p text:style-name="P106"/>
      <text:p text:style-name="P108">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108"/>
      <text:p text:style-name="P114">Активы процессов органинзации(OPAs) стр 39.</text:p>
      <text:p text:style-name="P109"><text:tab/>Большинство организаций поддерживают два типа <text:span text:style-name="T6">OPA</text:span>: процессы, процедуры, политики и Репозитории знаний организации.</text:p>
      <text:p text:style-name="P109"/>
      <text:p text:style-name="P110"><text:span text:style-name="T7">П</text:span><text:span text:style-name="T4">роцессы, процедуры, политики</text:span>. </text:p>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1T11:43:50.657554956</dc:date>
    <meta:editing-duration>P23DT9H22M12S</meta:editing-duration>
    <meta:editing-cycles>99</meta:editing-cycles>
    <meta:document-statistic meta:table-count="2" meta:image-count="3" meta:object-count="0" meta:page-count="19" meta:paragraph-count="359" meta:word-count="5849" meta:character-count="44484" meta:non-whitespace-character-count="39100"/>
  </office:meta>
</office:document-meta>
</file>